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7086f" officeooo:paragraph-rsid="0017086f"/>
    </style:style>
    <style:style style:name="P2" style:family="paragraph" style:parent-style-name="Preformatted_20_Text">
      <style:paragraph-properties fo:margin-left="0.3752in" fo:margin-right="0in" fo:margin-top="0in" fo:margin-bottom="0in" style:contextual-spacing="false" fo:text-indent="0in" style:auto-text-indent="false"/>
      <style:text-properties officeooo:rsid="0017086f" officeooo:paragraph-rsid="0017086f"/>
    </style:style>
    <style:style style:name="P3" style:family="paragraph" style:parent-style-name="Preformatted_20_Text">
      <style:paragraph-properties fo:margin-left="0.3752in" fo:margin-right="0in" fo:margin-top="0in" fo:margin-bottom="0in" style:contextual-spacing="false" fo:text-indent="0in" style:auto-text-indent="false"/>
      <style:text-properties fo:color="#3333ff" officeooo:rsid="0017086f" officeooo:paragraph-rsid="0017086f"/>
    </style:style>
    <style:style style:name="P4" style:family="paragraph" style:parent-style-name="Preformatted_20_Text">
      <style:paragraph-properties fo:margin-left="0.3752in" fo:margin-right="0in" fo:margin-top="0in" fo:margin-bottom="0in" style:contextual-spacing="false" fo:text-indent="0in" style:auto-text-indent="false"/>
      <style:text-properties fo:color="#3333ff" officeooo:rsid="0017086f" officeooo:paragraph-rsid="0017086f" fo:background-color="#ffff00"/>
    </style:style>
    <style:style style:name="P5" style:family="paragraph" style:parent-style-name="Preformatted_20_Text" style:master-page-name="">
      <style:paragraph-properties fo:margin-left="0.3752in" fo:margin-right="0in" fo:margin-top="0in" fo:margin-bottom="0in" style:contextual-spacing="false" fo:text-indent="0in" style:auto-text-indent="false" style:page-number="auto"/>
      <style:text-properties fo:color="#3333ff" officeooo:rsid="0017086f" officeooo:paragraph-rsid="0017086f"/>
    </style:style>
    <style:style style:name="P6" style:family="paragraph" style:parent-style-name="Preformatted_20_Text" style:master-page-name="">
      <style:paragraph-properties fo:margin-left="0.3752in" fo:margin-right="0in" fo:margin-top="0in" fo:margin-bottom="0in" style:contextual-spacing="false" fo:text-indent="0in" style:auto-text-indent="false" style:page-number="auto"/>
      <style:text-properties fo:color="#3333ff" officeooo:rsid="0017086f" officeooo:paragraph-rsid="0017086f"/>
    </style:style>
    <style:style style:name="P7" style:family="paragraph" style:parent-style-name="Preformatted_20_Text" style:master-page-name="">
      <style:paragraph-properties fo:margin-left="0.3752in" fo:margin-right="0in" fo:margin-top="0in" fo:margin-bottom="0in" style:contextual-spacing="false" fo:text-indent="0in" style:auto-text-indent="false" style:page-number="auto"/>
      <style:text-properties fo:color="#3333ff" officeooo:rsid="0017086f" officeooo:paragraph-rsid="0017086f"/>
    </style:style>
    <style:style style:name="P8" style:family="paragraph" style:parent-style-name="Preformatted_20_Text" style:master-page-name="">
      <style:paragraph-properties fo:margin-left="0.3752in" fo:margin-right="0in" fo:margin-top="0in" fo:margin-bottom="0in" style:contextual-spacing="false" fo:text-indent="0in" style:auto-text-indent="false" style:page-number="auto"/>
      <style:text-properties fo:color="#3333ff" officeooo:rsid="0017086f" officeooo:paragraph-rsid="0017086f"/>
    </style:style>
    <style:style style:name="T1" style:family="text">
      <style:text-properties fo:background-color="#ffff00" loext:char-shading-value="0"/>
    </style:style>
    <style:style style:name="T2" style:family="text">
      <style:text-properties fo:color="#3333ff"/>
    </style:style>
    <style:style style:name="T3" style:family="text">
      <style:text-properties fo:color="#3333ff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пуск камеры roslaunch usb_cam usb_cam-test.launch</text:p>
      <text:p text:style-name="P1">Просмотр топиков rostopic list </text:p>
      <text:p text:style-name="P5">/image_view/parameter_descriptions</text:p>
      <text:p text:style-name="P3">/image_view/parameter_updates</text:p>
      <text:p text:style-name="P3">/image_view_1487501633880968331/parameter_descriptions</text:p>
      <text:p text:style-name="P3">/image_view_1487501633880968331/parameter_updates</text:p>
      <text:p text:style-name="P3">/rosout</text:p>
      <text:p text:style-name="P3">/rosout_agg</text:p>
      <text:p text:style-name="P4">/see_main</text:p>
      <text:p text:style-name="P3">/usb_cam/camera_info</text:p>
      <text:p text:style-name="P4">/usb_cam/image_raw</text:p>
      <text:p text:style-name="P3">/usb_cam/image_raw/compressed</text:p>
      <text:p text:style-name="P3">/usb_cam/image_raw/compressed/parameter_descriptions</text:p>
      <text:p text:style-name="P3">/usb_cam/image_raw/compressed/parameter_updates</text:p>
      <text:p text:style-name="P3">/usb_cam/image_raw/compressedDepth</text:p>
      <text:p text:style-name="P3">/usb_cam/image_raw/compressedDepth/parameter_descriptions</text:p>
      <text:p text:style-name="P3">/usb_cam/image_raw/compressedDepth/parameter_updates</text:p>
      <text:p text:style-name="P3">/usb_cam/image_raw/theora</text:p>
      <text:p text:style-name="P3">/usb_cam/image_raw/theora/parameter_descriptions</text:p>
      <text:p text:style-name="P3">/usb_cam/image_raw/theora/parameter_updates</text:p>
      <text:p text:style-name="P1"/>
      <text:p text:style-name="P1">Типы сообщений</text:p>
      <text:p text:style-name="P1"/>
      <text:p text:style-name="P1">rostopic info /usb_cam/image_raw</text:p>
      <text:p text:style-name="P5">Type: sensor_msgs/Image</text:p>
      <text:p text:style-name="P3"></text:p>
      <text:p text:style-name="P3">Publishers: </text:p>
      <text:p text:style-name="P3"><text:s/>* /usb_cam (http://Aspire-E5-573G:38825/)</text:p>
      <text:p text:style-name="P3"></text:p>
      <text:p text:style-name="P3">Subscribers: </text:p>
      <text:p text:style-name="P2"><text:span text:style-name="T2"><text:s/>* /image_view (</text:span><text:a xlink:type="simple" xlink:href="http://Aspire-E5-573G:39463/">http://Aspire-E5-573G:39463/</text:a><text:span text:style-name="T2">)</text:span></text:p>
      <text:p text:style-name="P1"/>
      <text:p text:style-name="P1">rostopic info /see_main </text:p>
      <text:p text:style-name="P5">Type: sensor_msgs/Image</text:p>
      <text:p text:style-name="P3"></text:p>
      <text:p text:style-name="P3">Publishers: None</text:p>
      <text:p text:style-name="P3"></text:p>
      <text:p text:style-name="P3">Subscribers: </text:p>
      <text:p text:style-name="P2"><text:span text:style-name="T2"><text:s/>* /image_view_1487501633880968331 (</text:span><text:a xlink:type="simple" xlink:href="http://Aspire-E5-573G:39265/">http://Aspire-E5-573G:39265/</text:a><text:span text:style-name="T2">)</text:span></text:p>
      <text:p text:style-name="P1">Структура сообщений</text:p>
      <text:p text:style-name="P1">rosmsg show sensor_msgs/Image </text:p>
      <text:p text:style-name="P5">std_msgs/Header header</text:p>
      <text:p text:style-name="P3"><text:s text:c="2"/>uint32 seq</text:p>
      <text:p text:style-name="P3"><text:s text:c="2"/>time stamp</text:p>
      <text:p text:style-name="P3"><text:s text:c="2"/>string frame_id</text:p>
      <text:p text:style-name="P3">uint32 height</text:p>
      <text:p text:style-name="P3">uint32 width</text:p>
      <text:p text:style-name="P3">string encoding</text:p>
      <text:p text:style-name="P3">uint8 is_bigendian</text:p>
      <text:p text:style-name="P3">uint32 step</text:p>
      <text:p text:style-name="P3">uint8[] data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9T14:26:04.244681745</dc:date>
    <meta:document-statistic meta:table-count="0" meta:image-count="0" meta:object-count="0" meta:page-count="1" meta:paragraph-count="48" meta:word-count="78" meta:character-count="1260" meta:non-whitespace-character-count="1166"/>
    <meta:generator>LibreOffice/4.2.8.2$Linux_X86_64 LibreOffice_project/420m0$Build-2</meta:generator>
  </office:meta>
</office:document-meta>
</file>